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background-color="#ffff00"/>
    </style:style>
    <style:style style:name="P6" style:family="paragraph" style:parent-style-name="Text_20_body">
      <style:text-properties fo:font-weight="bold" style:font-weight-asian="bold" style:font-weight-complex="bold"/>
    </style:style>
    <style:style style:name="P7"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8"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9" style:family="paragraph" style:parent-style-name="Text_20_body" style:list-style-name="L2"/>
    <style:style style:name="P10" style:family="paragraph" style:parent-style-name="Text_20_body" style:list-style-name="L2">
      <style:paragraph-properties fo:margin-left="2cm" fo:margin-right="0cm" fo:text-indent="-0.635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 The main driver for the http-crcsync protocol project is to accelerate internet access for schools in rural areas that have received a set of XO's and a school server through the OLPC project. Many of those schools are connected to their ISP through a limited up-link (like dial-up, satellite up-link, 3G modems or really under performing DSL/cable modems) and have an http-proxy running on the school server through which the XO's connect to the internet. </text:p>
        <text:p text:style-name="Text_20_body">The http-crcsync protocol is based on ideas introduced in the rproxy project [1], it's associated HTTP Rsync Protocol [2] description and <text:s/>further elaborates on the first draft of the http-crcsync standard proposal [6]. Operation as an extension to RFC 3229 – Delta encoding in HTTP [3] was considered, but the decision was made to not support this as it is not widely implemented and there were concerns over its behaviour with modern firewalls.</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his scenario is something that is desired by the OLPC project where hundreds of clients are being deployed in developing regions with poor internet connectivity. Here the client cache could be deployed at a school site and the server cache could be deployed with the ISP directly.</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text:soft-page-break/>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p text:style-name="Heading_20_2">Component roles</text:p>
        <text:p text:style-name="Text_20_body"><text:span text:style-name="T1">HTTP client</text:span>: This is the client (e.g. a browser) that asks for a new resource. The HTTP client 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A crcsync aware server may return a regular expression pattern in a response header to indicate which other resources are similar to the currently returned resource. The regular expression can then be matched against the URI of the other resources. Clients may also use other options to recognize resources that are similar to each other. For example a configuration file that can be maintained by an administrator or a heuristic algorithm based on parent/child/sibling nodes in the directory structure or even one that compares cached resources with each other to learn about site structures.</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lient should use some heuristic to determine the number of blocks, based on the instance size <text:soft-page-break/>and specify this number of blocks in a request header; for small files, it makes sense to only use a few blocks so that the request header size does not grow too much, compared to the savings that can be gained on the response. For a large file however, it may be better to use many blocks so that small changes that are scattered over several places in the page, will only impact a few small blocks, keeping the potential size saving as high as possible. The client should choose the block size such that the request size always stays below 2416 bytes (so that it can be handled in one round trip, see appendix) and that, if possible, a delta response containing only one modified block also stays below 2416 bytes. </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a CRC is a weak hash so the risk on clashes is relatively large), the crcsync cache server must also calculate a strong hash (a SHA1) over the new instance and return that to the crcsync cache client, which must validate it. In case of a mismatch, the crcsync cache client should return an error condition to the classical cache client and take appropriate measures to prevent the same clash from re-occurring on a subsequent request. It can for example discard the original instance from it's local store or it can use a different blocksize on the next request. </text:p>
        <text:p text:style-name="Text_20_body">In deployment scenario [scen1] it is not possible to send such an error condition back from the proxy to an HTTP 1.0 client. Therefore, a crcsync client proxy should not try to apply delta-encoding for requests coming from an HTTP 1.0 client. Note that in case of an HTTP 1.1 client, crcsync cache client can return it's response with chunked encoding and simply close the connection without providing a terminating chunk. This is not really clean but it should be considered as a network problem by the HTTP 1.1 client. <text:s/></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1902441576" text:style-name="L1">
          <text:list-item>
            <text:p text:style-name="P7"><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8"><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text:soft-page-break/>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In order to preserve classical e-tag based caching, the crcsync cache should hide from the http-client that it is (temporarily) transforming the content encoding when the origin server has set an e-tag header. It can hide this by having the crcsync-client re-apply the compression before delivering the reconstructed response to the http-client. In order to make this work, crcsync-client should remove all encodings that it can't re-apply from the Accept-Encoding header of the http-client. Likewise, the crcsync-server should remove any codings it can't decode from the Accept-Encoding header. The crcsync-server should then decode the content into plain format and update the etag header (if present) with the original encoding, by appending it with 'crcsync-&lt;original-encoding&gt;'. If the content was not encoded, the server should add 'crcsync-identity' to the etag, to have a consistently formatted postfix. The crcsync-client should inspect the etag header and if present, reapply the original encoding and strip 'crcsync-&lt;original-encoding&gt;' from the etag header. If there is no etag header, the client can't re-encode the entity (because it does not know the original encoding) but that is OK because in that case, the implicit transformation of the server/client chain will not interfere with the etag based caching. In this manner, classical caching of pages, based on e-tag, will stay effective because the entity and the e-tag that the http-client receives are the same as the one generated on the origin server.</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P5">The following text in italics needs to be updated We should be able to deal with most caching issues <text:soft-page-break/>by using the Vary header, testing is needed in the real world to see if we get practical issues with this approach.</text:p>
        <text:p text:style-name="P3">Furthermore, such intermediate caches may not be http-crcsync aware and we have to deal with the issues with caching of delta responses that are further elaborated in [3] (RFC 3229 Delta encoding in HTTP) and [4] (RFC 3141 – Known HTTP Proxy/Caching problems).</text:p>
        <text:p text:style-name="P3">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P3">To work around this issue, the delta response will contain cache headers that inform classical caches that the (delta) response may not be cached at all (e.g. expiration date in the past, pragma 'no-cache' for http 1.0 caches and cache-control 'no-cache' for http 1.1 caches), just like is done by dynamic websites that don't want their pages to be cached. This is a proven approach that is compliant with both the HTTP 1.0 and 1.1 specification.</text:p>
        <text:p text:style-name="P4"><text:span text:style-name="T3">The headers of the original instance will be stored in a special block in the delta response body. The crcsync cache client can then pass this information on to the classical cache-client when unwrapping the delta response body. In this way, the http-client can still use the classical cache-logic to determine freshness of the page and to build the conditional requests, as per usual classical cache protocol</text:span>.</text:p>
        <text:h text:style-name="Heading_20_3" text:outline-level="3">Implementation Notes</text:h>
        <text:p text:style-name="Text_20_body">Implementation: Crccache-client should only retain codings in the 'Accept-Encoding' header from the downstream http-client for codings that it can re-apply. </text:p>
        <text:p text:style-name="Text_20_body">Implementation: Crccache-server should only retain codings in the 'Accept-Encoding' header from the downstream clients for codings that it decode (so that the delta-logic can be applied on a clear-text instance). </text:p>
        <text:p text:style-name="Text_20_body">In general to support simple server operation the SHA1 hash should be the final block in the response. The client must support it appearing anywhere however.</text:p>
        <text:p text:style-name="Text_20_body">The recommended hashnumber is 40 hashes (we need to confirm what we recommend). This should keep the request header below network fragmentation size, improving performance. Also by using the recommended size clients allow servers to precache some hash calculations..</text:p>
        <text:p text:style-name="Heading_20_1">http-crcsync protocol proposal</text:p>
        <text:p text:style-name="Heading_20_2">New request headers to request crcsync encoded response</text:p>
        <text:p text:style-name="P6">Mandatory headers:</text:p>
        <text:p text:style-name="Text_20_body">If-Block: v=&lt;version&gt;, fs=&lt;filesize&gt;, h=&lt;base 64 encoded hashes&gt;</text:p>
        <text:p text:style-name="P6">Optional headers:</text:p>
        <text:p text:style-name="Text_20_body">n/a</text:p>
        <text:p text:style-name="Text_20_body"><text:span text:style-name="T2">Notes</text:span>:</text:p>
        <text:list xml:id="list1157859511" text:style-name="L2">
          <text:list-item>
            <text:p text:style-name="P9">The hashes are 64 bit CRC-64-ISO hashes. The client will store the full array of hashes in a <text:soft-page-break/>byte array in network byte order and encode it to base64 from that array. The server will have to perform the reverse operation to rebuild the array of hashes.</text:p>
          </text:list-item>
          <text:list-item>
            <text:p text:style-name="P9">Filesize is the integer size of the cached file the hashes were calculated from.</text:p>
          </text:list-item>
          <text:list-item>
            <text:p text:style-name="P9">The block sizes can be derived from the number of hashes (N) and the filesize (FS):</text:p>
          </text:list-item>
          <text:list-item>
            <text:p text:style-name="P10">normal_block_size = floor(FS/N)</text:p>
          </text:list-item>
          <text:list-item>
            <text:p text:style-name="P10">last_block_size = normal_block_size + FS MOD N</text:p>
          </text:list-item>
          <text:list-item>
            <text:p text:style-name="P10">normal_block_size is applicable to block 1...N-1</text:p>
          </text:list-item>
          <text:list-item>
            <text:p text:style-name="P10">last_block_size is applicable to block N. </text:p>
          </text:list-item>
          <text:list-item>
            <text:p text:style-name="P9">Version is optional, if omitted version 1 (this document) is assumed. When decoding the request servers must always check for the version.</text:p>
          </text:list-item>
        </text:list>
        <text:p text:style-name="Heading_20_2">Crcsync Delta Response headers</text:p>
        <text:p text:style-name="P6">Following mandatory headers are used:</text:p>
        <text:p text:style-name="P2">Content-Encoding: crcsync</text:p>
        <text:p text:style-name="P2">Vary: If-Block</text:p>
        <text:p text:style-name="P6">Optional headers:</text:p>
        <text:p text:style-name="Text_20_body">Crcsync-Similar: &lt;mod rewrite style regex&gt;</text:p>
        <text:p text:style-name="P6">Modified headers:</text:p>
        <text:p text:style-name="P2">The crcsync server will append “-crcsync-&lt;original-content-encoding&gt;” to the etag header if one is present. It will explicitly use 'identity' for &lt;original-content-encoding&gt; if the original content was not encoded. The crcscync client should re-apply the original content enoding and then strip the “-crcsync-&lt;original-content-encoding&gt;” postfix from the etag header.</text:p>
        <text:p text:style-name="Heading_20_2">Crcsync Delta Response body, aka the crcsync instance coding</text:p>
        <text:p text:style-name="Text_20_body">content as binary:</text:p>
        <text:p text:style-name="Text_20_body">block := &lt;Single byte block identifier&gt; &lt;block data&gt;</text:p>
        <text:p text:style-name="Text_20_body">compressed_literal_block := 'Z' &lt;literal data, compressed with zlib library&gt;</text:p>
        <text:p text:style-name="Text_20_body">uncompressed_literal_block := 'L' &lt;4 byte network byte order int size&gt; &lt;literal data&gt;</text:p>
        <text:p text:style-name="Text_20_body">block_match := 'B' &lt;single byte block ID, with 0 for the first block, 1 for the second block, etc&gt;</text:p>
        <text:p text:style-name="Text_20_body">strong_hash := 'S' &lt;SHA1 hash over original instance body&gt;</text:p>
        <text:h text:style-name="Heading_20_3" text:outline-level="3">Discovery</text:h>
        <text:p text:style-name="Text_20_body">The server may advertise its support of crcsync with a header:</text:p>
        <text:p text:style-name="Text_20_body">Capability: crcsync, m=&lt;prefered blocksize multiple&gt;</text:p>
        <text:p text:style-name="Text_20_body">Example:</text:p>
        <text:p text:style-name="Text_20_body">Capability: crcsync, m=8</text:p>
        <text:p text:style-name="Text_20_body">This example indicates that the server supports CRCSYNC and prefers that the blocksize is a multiple of 8. In this example, the server has this preference because it can use hardware optimization when the blocksize is a multiple of 8.</text:p>
        <text:p text:style-name="Text_20_body"><text:soft-page-break/>Clients may use the http OPTIONS mechanism to check crcsync support, there is no obligation for the server to support this even if they support crcsync.</text:p>
        <text:p text:style-name="Text_20_body">It is always safe to send an If-Block header with any reques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text:a xlink:type="simple" xlink:href="http://lists.laptop.org/pipermail/http-crcsync/2009-April/000037.html">http://lists.laptop.org/pipermail/http-crcsync/2009-April/000037.html</text:a>)</text:p>
        <text:p text:style-name="Text_20_body"/>
        <text:p text:style-name="Heading_20_1">Appendix</text:p>
        <text:p text:style-name="Heading_20_2">Why request/response size should stay below 2416 bytes:</text:p>
        <text:p text:style-name="Text_20_body">The idea is that the request (or the response) should fit in 2 TCP/IP packets, so that they fit in one congestion window, which can then be handled in a single round-trip.</text:p>
        <text:p text:style-name="Text_20_body">Modern TCP uses timestamps, making it 12 bytes of option + 20 byte TCP hdr + 20 byte IP hdr, leaving 1408 bytes for data (per packet).</text:p>
        <text:p text:style-name="Text_20_body">See <text:a xlink:type="simple" xlink:href="http://lists.laptop.org/pipermail/http-crcsync/2009-June/000095.html">http://lists.laptop.org/pipermail/http-crcsync/2009-June/000095.html</text:a> and <text:a xlink:type="simple" xlink:href="http://lists.laptop.org/pipermail/http-crcsync/2009-June/000098.html">http://lists.laptop.org/pipermail/http-crcsync/2009-June/000098.html</text:a> for furthe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9-04-28T15:53:19</meta:creation-date>
    <dc:date>2009-12-30T12:28:47</dc:date>
    <meta:editing-duration>PT13H11M43S</meta:editing-duration>
    <meta:editing-cycles>50</meta:editing-cycles>
    <meta:document-statistic meta:table-count="0" meta:image-count="0" meta:object-count="0" meta:page-count="7" meta:paragraph-count="102" meta:word-count="3643" meta:character-count="22590"/>
    <meta:user-defined meta:name="Info 1"/>
    <meta:user-defined meta:name="Info 2"/>
    <meta:user-defined meta:name="Info 3"/>
    <meta:user-defined meta:name="Info 4"/>
  </office:meta>
</office:document-meta>
</file>